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5.87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0.635cm" svg:x="6.35cm" svg:y="1.905cm">
          <text:p text:style-name="P1"><text:span text:style-name="T1">InputStrea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0.635cm" svg:x="0.635cm" svg:y="1.905cm">
          <text:p text:style-name="P1"><text:span text:style-name="T1">InputOutputStrea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175cm" svg:y1="1.27cm" svg:x2="3.175cm" svg:y2="1.905cm">
          <text:p/>
        </draw:line>
        <draw:line draw:style-name="gr2" draw:text-style-name="P3" draw:layer="layout" svg:x1="8.255cm" svg:y1="1.27cm" svg:x2="8.255cm" svg:y2="1.905cm">
          <text:p/>
        </draw:line>
        <draw:custom-shape draw:style-name="gr1" draw:text-style-name="P2" draw:layer="layout" svg:width="5.08cm" svg:height="0.635cm" svg:x="0.635cm" svg:y="3.175cm">
          <text:p text:style-name="P1"><text:span text:style-name="T1">Strea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175cm" svg:y1="2.54cm" svg:x2="3.175cm" svg:y2="3.1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7-02T12:47:51</meta:creation-date>
    <dc:creator>William Ashley</dc:creator>
    <dc:date>2007-07-26T11:26:00</dc:date>
    <dc:language>en-US</dc:language>
    <meta:editing-cycles>4</meta:editing-cycles>
    <meta:editing-duration>PT4M53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